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7528in" table:align="margins"/>
    </style:style>
    <style:style style:name="Table1.A" style:family="table-column">
      <style:table-column-properties style:column-width="1.9382in" style:rel-column-width="16383*"/>
    </style:style>
    <style:style style:name="Table1.D" style:family="table-column">
      <style:table-column-properties style:column-width="1.9382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size="15pt" style:font-size-asian="15pt" style:font-size-complex="15pt"/>
    </style:style>
    <style:style style:name="P2" style:family="paragraph" style:parent-style-name="Table_20_Contents">
      <style:text-properties style:font-name="Liberation Serif" fo:font-size="15pt" fo:language="fr" fo:country="FR" officeooo:rsid="0016dcdd" officeooo:paragraph-rsid="0016dcdd" style:font-size-asian="15pt" style:font-size-complex="15pt"/>
    </style:style>
    <style:style style:name="P3" style:family="paragraph" style:parent-style-name="Standard">
      <style:text-properties fo:font-size="15pt" fo:language="fr" fo:country="FR" fo:font-weight="bold" officeooo:rsid="0011b572" officeooo:paragraph-rsid="0011b57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DejaVu Sans" fo:font-size="11pt" fo:language="fr" fo:country="FR" fo:font-weight="normal" officeooo:rsid="00123e30" officeooo:paragraph-rsid="00123e30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DejaVu Sans" fo:font-size="11pt" fo:language="fr" fo:country="FR" fo:font-weight="normal" officeooo:rsid="00142f2d" officeooo:paragraph-rsid="00142f2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DejaVu Sans" fo:font-size="11pt" fo:language="fr" fo:country="FR" fo:font-weight="normal" officeooo:rsid="001a25ac" officeooo:paragraph-rsid="001a25ac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DejaVu Sans" fo:font-size="11pt" fo:language="fr" fo:country="FR" fo:font-weight="normal" officeooo:rsid="00153eb7" officeooo:paragraph-rsid="00153eb7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DejaVu Sans" fo:font-size="11pt" fo:language="fr" fo:country="FR" fo:font-weight="normal" officeooo:rsid="00153eb7" officeooo:paragraph-rsid="001a25ac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DejaVu Sans" fo:font-size="11pt" fo:language="fr" fo:country="FR" fo:font-weight="normal" officeooo:rsid="001b5d6d" officeooo:paragraph-rsid="001b5d6d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DejaVu Sans" fo:font-size="11pt" fo:language="fr" fo:country="FR" fo:font-weight="normal" officeooo:rsid="001bf374" officeooo:paragraph-rsid="001bf374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DejaVu Sans" fo:font-size="9pt" fo:language="fr" fo:country="FR" fo:font-weight="normal" officeooo:rsid="001a25ac" officeooo:paragraph-rsid="001a25ac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DejaVu Sans" fo:font-size="9pt" fo:language="fr" fo:country="FR" fo:font-weight="normal" officeooo:rsid="001bf374" officeooo:paragraph-rsid="001bf374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Liberation Serif" fo:font-size="15pt" fo:font-weight="bold" officeooo:rsid="0011b572" officeooo:paragraph-rsid="00153eb7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iberation Serif" fo:font-size="15pt" fo:font-weight="bold" officeooo:rsid="0011b572" officeooo:paragraph-rsid="001dfd2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fo:font-weight="bold" officeooo:rsid="0029d2cb" officeooo:paragraph-rsid="0029d2cb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2pt" fo:language="fr" fo:country="FR" fo:font-weight="normal" officeooo:rsid="0029d2cb" officeooo:paragraph-rsid="0029d2cb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paragraph-rsid="0031d77a"/>
    </style:style>
    <style:style style:name="P18" style:family="paragraph" style:parent-style-name="Standard">
      <style:text-properties fo:font-size="15pt" fo:language="fr" fo:country="FR" fo:font-weight="bold" officeooo:rsid="0011b572" officeooo:paragraph-rsid="0011b572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Liberation Serif" fo:font-size="15pt" fo:font-weight="bold" officeooo:rsid="0011b572" officeooo:paragraph-rsid="001dfd29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Liberation Serif" fo:font-size="15pt" fo:font-weight="bold" officeooo:rsid="0011b572" officeooo:paragraph-rsid="00153eb7" style:font-size-asian="15pt" style:font-weight-asian="bold" style:font-size-complex="15pt" style:font-weight-complex="bold"/>
    </style:style>
    <style:style style:name="T1" style:family="text">
      <style:text-properties officeooo:rsid="00142f2d"/>
    </style:style>
    <style:style style:name="T2" style:family="text">
      <style:text-properties officeooo:rsid="00153eb7"/>
    </style:style>
    <style:style style:name="T3" style:family="text">
      <style:text-properties officeooo:rsid="001a25a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b5d6d" style:font-size-asian="9pt" style:font-size-complex="9pt"/>
    </style:style>
    <style:style style:name="T6" style:family="text">
      <style:text-properties officeooo:rsid="001dfd29"/>
    </style:style>
    <style:style style:name="T7" style:family="text"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T8" style:family="text">
      <style:text-properties fo:font-size="12pt" fo:language="fr" fo:country="FR" fo:font-weight="normal" officeooo:rsid="0029d2cb" style:font-size-asian="10.5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officeooo:rsid="0031d77a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tml Project : Création d'une bibliothèque en ligne </text:p>
      <text:p text:style-name="P3"/>
      <text:p text:style-name="P3">Les Titres et les paragraphes à utiliser :</text:p>
      <text:p text:style-name="P3"/>
      <text:p text:style-name="P4">- Djerba Bibliothèque</text:p>
      <text:p text:style-name="P4">-<text:span text:style-name="T1"> </text:span>Djerba Bibliothèque : Un monde de livres</text:p>
      <text:p text:style-name="P5">- Lisez! "Lire c’est mieux vivre ! " Aliette Armel</text:p>
      <text:p text:style-name="P6">- Les gratitudes : </text:p>
      <text:p text:style-name="P6"><text:s text:c="4"/><text:span text:style-name="T4"><text:s text:c="16"/>Je suis orthophoniste. </text:span></text:p>
      <text:p text:style-name="P11"><text:s text:c="20"/>Je travaille avec les mots et avec le silence. Les non-dits.</text:p>
      <text:p text:style-name="P11"><text:s text:c="20"/>Je travaille avec la honte,le secret, les regrets. Je travaille avec l’absence, les souvenirs</text:p>
      <text:p text:style-name="P11"><text:s text:c="20"/>disparus, et ceux qui ressurgissent,</text:p>
      <text:p text:style-name="P11"><text:s text:c="20"/>au détour d’un prénom, d’une image, d’un mot. Je travaille avec les douleurs d’hier et <text:s text:c="3"/>celles</text:p>
      <text:p text:style-name="P11"><text:s text:c="20"/>d’aujourd’hui. Les confidences.</text:p>
      <text:p text:style-name="P11"><text:s text:c="20"/>Et la peur de mourir.</text:p>
      <text:p text:style-name="P11"><text:s text:c="20"/>Cela fait partie de mon métier.</text:p>
      <text:p text:style-name="P11"><text:s text:c="20"/>Mais ce qui continue de m’étonner, ce qui me sidère même, ce qui encore aujourd’hui, après plus de</text:p>
      <text:p text:style-name="P11"><text:s text:c="20"/>dix ans de pratique,</text:p>
      <text:p text:style-name="P11"><text:s text:c="20"/>me coupe parfois littéralement le souffle, c’est la pérennité des douleurs d’enfance. Une empreinte</text:p>
      <text:p text:style-name="P11"><text:s text:c="20"/>ardente, incandescente, malgré les années.</text:p>
      <text:p text:style-name="P11"><text:s text:c="20"/>Qui ne s’efface pas.</text:p>
      <text:p text:style-name="P7"/>
      <text:p text:style-name="P8">- <text:span text:style-name="T3">Une fille comme elle:</text:span></text:p>
      <text:p text:style-name="P6"><text:s text:c="6"/><text:span text:style-name="T4"><text:s text:c="11"/>À New York, sur la 5e Avenue, s'élève un petit immeuble pas tout à fait comme les autres... <text:s text:c="2"/>Ses habitants sont </text:span><text:span text:style-name="T5"><text:s text:c="2"/></text:span><text:span text:style-name="T4">très attachés à leur liftier, Deepak, chargé de faire fonctionner l'ascenseur mécanique,</text:span><text:span text:style-name="T5"> </text:span><text:span text:style-name="T4">une véritable antiquité.</text:span></text:p>
      <text:p text:style-name="P11"><text:s text:c="20"/>Mais la vie de la joyeuse communauté se trouve chamboulée lorsque son collègue de nuit tombe dans l'escalier.</text:p>
      <text:p text:style-name="P11"><text:s text:c="20"/>Quand Sanji, le mystérieux neveu de Deepak, débarque en sauveur et endosse le costume de liftier,</text:p>
      <text:p text:style-name="P11"><text:s text:c="20"/>personne ne peut imaginer qu'il est à la tête d'une immense fortune à Bombay...</text:p>
      <text:p text:style-name="P11"><text:s text:c="20"/>Encore moins Chloé, l'habitante du dernier étage...</text:p>
      <text:p text:style-name="P9">- Une évidence : </text:p>
      <text:p text:style-name="P9"><text:s text:c="17"/>Reine mène une vie heureuse qu'elle partage entre son fils de dix-sept ans et un métier passionnant. <text:s/>Une vie parfaite si elle n'était construite sur un mensonge qui, révélé, pourrait bien faire voler son bonheur en éclats...</text:p>
      <text:p text:style-name="P10"/>
      <text:p text:style-name="P10">- Notre dame de Paris : </text:p>
      <text:p text:style-name="P10"><text:s text:c="16"/><text:span text:style-name="T4">il ne fallait rien de moins, pour enlever les suffrages, que la grimace sublime qui venait d’éblouir l’assemblée.</text:span></text:p>
      <text:p text:style-name="P12"><text:s text:c="20"/>Maître Coppenole lui-même applaudit ; et Clopin Trouillefou, qui avait concouru,&lt;br&gt;</text:p>
      <text:p text:style-name="P12"><text:s text:c="20"/>et Dieu sait quelle intensité de laideur son visage pouvait atteindre, s’avoua vaincu.</text:p>
      <text:p text:style-name="P12"><text:s text:c="20"/>Nous n’essaierons pas de donner au lecteur une idée de ce nez tétraèdre (1), de cette bouche en fer à cheval,</text:p>
      <text:p text:style-name="P12"><text:s text:c="20"/>de ce petit œil gauche obstrué,</text:p>
      <text:p text:style-name="P12"><text:s text:c="20"/>d’un sourcil roux en broussailles tandis que l’œil droit disparaissait entièrement sous une énorme verrue,</text:p>
      <text:p text:style-name="P12"><text:s text:c="20"/>de ces dents désordonnées, ébréchées çà et là, comme les créneaux d’une forteresse,</text:p>
      <text:p text:style-name="P12"><text:s text:c="20"/>de cette lèvre calleuse sur laquelle une de ces dents empiétait comme la défense d’un éléphant,</text:p>
      <text:p text:style-name="P12"><text:s text:c="20"/>de ce menton fourchu, et surtout de la physionomie répandue sur tout cela de ce mélange de malice, d’étonnement et de tristesse.</text:p>
      <text:p text:style-name="P12"><text:s text:c="20"/>Qu’on rêve, si l’on peut, cet ensemble. </text:p>
      <text:p text:style-name="P13"><text:span text:style-name="T2">Tableau</text:span> 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Livre</text:p>
          </table:table-cell>
          <table:table-cell table:style-name="Table1.A1" office:value-type="string">
            <text:p text:style-name="P2">Extrait</text:p>
          </table:table-cell>
          <table:table-cell table:style-name="Table1.A1" office:value-type="string">
            <text:p text:style-name="P2">Disponibilité</text:p>
          </table:table-cell>
          <table:table-cell table:style-name="Table1.D1" office:value-type="string">
            <text:p text:style-name="P2">Prix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13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28in" fo:margin-right="0.29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7:57:59.976522384</meta:creation-date>
    <meta:generator>LibreOffice/5.1.6.2$Linux_X86_64 LibreOffice_project/10m0$Build-2</meta:generator>
    <dc:date>2019-10-09T11:46:43.594638577</dc:date>
    <meta:editing-duration>PT9H44M58S</meta:editing-duration>
    <meta:editing-cycles>16</meta:editing-cycles>
    <meta:document-statistic meta:table-count="1" meta:image-count="0" meta:object-count="0" meta:page-count="2" meta:paragraph-count="43" meta:word-count="440" meta:character-count="3232" meta:non-whitespace-character-count="2251"/>
  </office:meta>
</office:document-meta>
</file>